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2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8.273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9.657cm" fo:min-width="22.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2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72cm" fo:min-width="22.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3cm" fo:min-width="22.36cm"/>
    </style:style>
    <style:style style:name="gr1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4.137cm"/>
    </style:style>
    <style:style style:name="gr12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10.369cm" fo:min-width="22.3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69cm" fo:min-width="22.3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1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91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5cm" fo:min-width="22.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5.1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64cm" fo:min-width="22.36cm"/>
    </style:style>
    <style:style style:name="gr2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4.137cm"/>
    </style:style>
    <style:style style:name="gr2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8.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23cm" fo:min-width="22.3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761cm"/>
    </style:style>
    <style:style style:name="gr27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60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217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loext:graphic-properties draw:fill="none" draw:fill-color="#ffffff"/>
      <style:text-properties fo:color="#ff0000" style:font-name="Calibri" fo:font-size="96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Consolas1" fo:font-size="36pt" style:font-size-asian="36pt" style:font-size-complex="36pt"/>
    </style:style>
    <style:style style:name="P5" style:family="paragraph">
      <style:text-properties fo:font-size="96pt"/>
    </style:style>
    <style:style style:name="P6" style:family="paragraph">
      <style:text-properties fo:font-size="28pt"/>
    </style:style>
    <style:style style:name="P7" style:family="paragraph">
      <loext:graphic-properties draw:fill="none" draw:fill-color="#ffffff"/>
      <style:text-properties style:font-name="Calibri"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96pt"/>
    </style:style>
    <style:style style:name="P10" style:family="paragraph">
      <loext:graphic-properties draw:fill="none" draw:fill-color="#ffffff"/>
      <style:paragraph-properties fo:text-align="center"/>
      <style:text-properties fo:color="#ff0000" fo:font-size="96pt" style:font-size-asian="96pt" style:font-size-complex="96pt"/>
    </style:style>
    <style:style style:name="P11" style:family="paragraph">
      <loext:graphic-properties draw:fill="none" draw:fill-color="#ffffff"/>
      <style:text-properties style:font-name="Consolas1" fo:font-size="28pt" style:font-size-asian="28pt" style:font-size-complex="28pt"/>
    </style:style>
    <style:style style:name="P12" style:family="paragraph">
      <loext:graphic-properties draw:fill="none"/>
      <style:paragraph-properties fo:text-align="center"/>
      <style:text-properties style:font-name="Calibri" fo:font-size="28pt" style:font-size-asian="28pt" style:font-size-complex="28pt"/>
    </style:style>
    <style:style style:name="P13" style:family="paragraph">
      <loext:graphic-properties draw:fill="none" draw:fill-color="#ffffff"/>
      <style:paragraph-properties fo:text-align="center"/>
      <style:text-properties fo:color="#ff0000" style:font-name="Calibri" fo:font-size="96pt" style:font-size-asian="96pt" style:font-size-complex="96pt"/>
    </style:style>
    <style:style style:name="T1" style:family="text">
      <style:text-properties fo:color="#ff0000" style:font-name="Calibri" fo:font-size="96pt" style:font-size-asian="96pt" style:font-size-complex="96pt"/>
    </style:style>
    <style:style style:name="T2" style:family="text">
      <style:text-properties style:font-name="Consolas1" fo:font-size="36pt" style:font-size-asian="36pt" style:font-size-complex="36pt"/>
    </style:style>
    <style:style style:name="T3" style:family="text">
      <style:text-properties style:font-name="Calibri" fo:font-size="28pt" style:font-size-asian="28pt" style:font-size-complex="28pt"/>
    </style:style>
    <style:style style:name="T4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onsolas1" fo:font-size="28pt" style:font-size-asian="28pt" style:font-size-complex="28pt"/>
    </style:style>
    <style:style style:name="T6" style:family="text">
      <style:text-properties style:font-name="Consolas1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style:font-name="Consolas1" fo:font-size="28pt" style:font-size-asian="28pt" style:font-size-complex="28pt"/>
    </style:style>
    <style:style style:name="T8" style:family="text">
      <style:text-properties fo:color="#ff0000" style:font-name="Consolas1" fo:font-size="28pt" style:font-size-asian="28pt" style:font-size-complex="28pt"/>
    </style:style>
    <style:style style:name="T9" style:family="text">
      <style:text-properties fo:color="#ff0000" style:font-name="Calibri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67cm" svg:height="12.659cm" svg:x="1.905cm" svg:y="3.175cm">
          <draw:text-box>
            <text:p><text:span text:style-name="T1">Inheritance and Polymorphism </text:span></text:p>
            <text:p><text:span text:style-name="T1">in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3" draw:text-style-name="P4" draw:layer="layout" svg:width="5.806cm" svg:height="2.54cm" svg:x="11.43cm" svg:y="2.54cm">
          <text:p text:style-name="P3"><text:span text:style-name="T2">Person</text:span></text:p>
        </draw:rect>
        <draw:rect draw:style-name="gr3" draw:text-style-name="P4" draw:layer="layout" svg:width="5.715cm" svg:height="2.54cm" svg:x="7.62cm" svg:y="8.89cm">
          <text:p text:style-name="P3"><text:span text:style-name="T2">Student</text:span></text:p>
        </draw:rect>
        <draw:rect draw:style-name="gr3" draw:text-style-name="P4" draw:layer="layout" svg:width="6.996cm" svg:height="2.54cm" svg:x="16.51cm" svg:y="8.89cm">
          <text:p text:style-name="P3"><text:span text:style-name="T2">Employee</text:span></text:p>
        </draw:rect>
        <draw:line draw:style-name="gr4" draw:text-style-name="P3" draw:layer="layout" svg:x1="14.605cm" svg:y1="5.08cm" svg:x2="10.16cm" svg:y2="8.89cm">
          <text:p/>
        </draw:line>
        <draw:line draw:style-name="gr4" draw:text-style-name="P3" draw:layer="layout" svg:x1="14.605cm" svg:y1="5.08cm" svg:x2="20.32cm" svg:y2="8.89cm">
          <text:p/>
        </draw:line>
        <draw:line draw:style-name="gr4" draw:text-style-name="P3" draw:layer="layout" svg:x1="10.16cm" svg:y1="11.43cm" svg:x2="5.715cm" svg:y2="15.24cm">
          <text:p/>
        </draw:line>
        <draw:line draw:style-name="gr4" draw:text-style-name="P3" draw:layer="layout" svg:x1="10.16cm" svg:y1="11.43cm" svg:x2="15.875cm" svg:y2="15.24cm">
          <text:p/>
        </draw:line>
        <draw:rect draw:style-name="gr3" draw:text-style-name="P4" draw:layer="layout" svg:width="8.89cm" svg:height="2.54cm" svg:x="1.27cm" svg:y="15.24cm">
          <text:p text:style-name="P3"><text:span text:style-name="T2">GradStudent</text:span></text:p>
        </draw:rect>
        <draw:rect draw:style-name="gr3" draw:text-style-name="P4" draw:layer="layout" svg:width="8.89cm" svg:height="2.54cm" svg:x="12.065cm" svg:y="15.24cm">
          <text:p text:style-name="P3"><text:span text:style-name="T2">UnderGrad</text:span></text:p>
        </draw:rect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1" draw:layer="layout" svg:width="26.67cm" svg:height="8.523cm" svg:x="1.905cm" svg:y="0.475cm">
          <draw:text-box>
            <text:p text:style-name="P5"><text:span text:style-name="T1">Subclasses and Superclasses</text:span></text:p>
          </draw:text-box>
        </draw:frame>
        <draw:frame draw:style-name="gr6" draw:text-style-name="P7" draw:layer="layout" svg:width="22.86cm" svg:height="9.907cm" svg:x="2.54cm" svg:y="9.337cm">
          <draw:text-box>
            <text:list text:style-name="L1">
              <text:list-header>
                <text:p text:style-name="P6"><text:span text:style-name="T3"><text:s/></text:span></text:p>
                <text:p text:style-name="P6"><text:span text:style-name="T3"/></text:p>
              </text:list-header>
              <text:list-item>
                <text:p text:style-name="P6"><text:span text:style-name="T3"><text:s text:c="2"/></text:span><text:span text:style-name="T3">If class B extends class A, then class B is a </text:span><text:span text:style-name="T4">SUBCLASS</text:span><text:span text:style-name="T3"> </text:span><text:span text:style-name="T3"><text:line-break/></text:span><text:span text:style-name="T3"> <text:s text:c="2"/>of class A. <text:s/></text:span></text:p>
                <text:p text:style-name="P6"><text:span text:style-name="T3"/></text:p>
              </text:list-item>
              <text:list-item>
                <text:p text:style-name="P6"><text:span text:style-name="T3"><text:s text:c="2"/></text:span><text:span text:style-name="T3">Class A is Class B's </text:span><text:span text:style-name="T4">SUPERCLASS</text:span><text:span text:style-name="T3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1" draw:layer="layout" svg:width="26.67cm" svg:height="8.523cm" svg:x="1.905cm" svg:y="0.475cm">
          <draw:text-box>
            <text:p><text:span text:style-name="T1"><text:s text:c="5"/></text:span><text:span text:style-name="T1">Inheritance</text:span></text:p>
          </draw:text-box>
        </draw:frame>
        <draw:frame draw:style-name="gr8" draw:text-style-name="P7" draw:layer="layout" svg:width="22.86cm" svg:height="14.822cm" svg:x="2.344cm" svg:y="5.715cm">
          <draw:text-box>
            <text:list text:style-name="L1">
              <text:list-item>
                <text:p><text:span text:style-name="T3"><text:s/></text:span><text:span text:style-name="T3">Subclasses </text:span><text:span text:style-name="T4">inherit</text:span><text:span text:style-name="T3"> all of the methods and variables of the super class</text:span></text:p>
                <text:p><text:span text:style-name="T3"/></text:p>
              </text:list-item>
              <text:list-item>
                <text:p><text:span text:style-name="T3"><text:s/></text:span><text:span text:style-name="T3">Private variables and methods are not directly accessible – must be accessed through public accessor and mutator methods</text:span></text:p>
                <text:p><text:span text:style-name="T3"/></text:p>
              </text:list-item>
              <text:list-item>
                <text:p><text:span text:style-name="T3"><text:s/></text:span><text:span text:style-name="T3">Constructors are never inherited</text:span></text:p>
                <text:p><text:span text:style-name="T3"/></text:p>
              </text:list-item>
              <text:list-item>
                <text:p><text:span text:style-name="T3"><text:s text:c="2"/></text:span><text:span text:style-name="T3">Inheritance goes all the way up the tree. <text:s/>So a “GradStudent” object inherits from the Student and Person class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" draw:layer="layout" svg:width="26.67cm" svg:height="4.605cm" svg:x="1.905cm" svg:y="0.475cm">
          <draw:text-box>
            <text:p><text:span text:style-name="T1"><text:s text:c="5"/></text:span><text:span text:style-name="T1">Inheritance</text:span></text:p>
          </draw:text-box>
        </draw:frame>
        <draw:frame draw:style-name="gr10" draw:text-style-name="P7" draw:layer="layout" svg:width="22.86cm" svg:height="5.903cm" svg:x="2.54cm" svg:y="5.527cm">
          <draw:text-box>
            <text:list text:style-name="L1">
              <text:list-item>
                <text:p><text:span text:style-name="T3"><text:s/></text:span><text:span text:style-name="T3">A subclass can add new instance variables and methods.</text:span></text:p>
                <text:p><text:span text:style-name="T3"/></text:p>
              </text:list-item>
              <text:list-item>
                <text:p><text:span text:style-name="T3"><text:s/></text:span><text:span text:style-name="T3">A subclass can also override inherited method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1" draw:text-style-name="P10" draw:layer="layout" svg:width="27.305cm" svg:height="8.523cm" svg:x="0.636cm" svg:y="0.636cm">
          <draw:text-box>
            <text:p text:style-name="P9"><text:span text:style-name="T1">Declaring Subclass Objects</text:span></text:p>
          </draw:text-box>
        </draw:frame>
        <draw:frame draw:style-name="gr12" draw:text-style-name="P11" draw:layer="layout" svg:width="22.86cm" svg:height="10.619cm" svg:x="3.175cm" svg:y="9.526cm">
          <draw:text-box>
            <text:list text:style-name="L1">
              <text:list-item>
                <text:p text:style-name="P6"><text:span text:style-name="T5"><text:s/></text:span><text:span text:style-name="T5">Subclasses are considered instances of their superclasses as well as instances of themselves.</text:span></text:p>
                <text:p text:style-name="P6"><text:span text:style-name="T5"/></text:p>
                <text:p text:style-name="P6"><text:span text:style-name="T6">Example:</text:span><text:span text:style-name="T5"> a GradStudent object is a Student and a Person object as well. <text:s/>A Person object is NOT a Student, however.</text:span></text:p>
                <text:p text:style-name="P6"><text:span text:style-name="T5"/></text:p>
                <text:p text:style-name="P6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3" draw:text-style-name="P11" draw:layer="layout" svg:width="22.86cm" svg:height="10.619cm" svg:x="3.175cm" svg:y="9.826cm">
          <draw:text-box>
            <text:list text:style-name="L1">
              <text:list-header>
                <text:p><text:span text:style-name="T5">Which of these will result in an error?</text:span></text:p>
                <text:p><text:span text:style-name="T5"/></text:p>
                <text:p><text:span text:style-name="T5">a) Person a = new Student();</text:span></text:p>
                <text:p><text:span text:style-name="T5">b) Person b = new Person();</text:span></text:p>
                <text:p><text:span text:style-name="T5">c) Student c = new UnderGrad();</text:span></text:p>
                <text:p><text:span text:style-name="T5">d) Student d = new Person();</text:span></text:p>
                <text:p><text:span text:style-name="T5">e) GradStudent e = new Student();</text:span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1" draw:text-style-name="P10" draw:layer="layout" svg:width="27.305cm" svg:height="8.523cm" svg:x="0.637cm" svg:y="0.637cm">
          <draw:text-box>
            <text:p text:style-name="P9"><text:span text:style-name="T1">Declaring Subclass Obje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3" draw:text-style-name="P11" draw:layer="layout" svg:width="22.86cm" svg:height="10.619cm" svg:x="3.175cm" svg:y="6.526cm">
          <draw:text-box>
            <text:list text:style-name="L1">
              <text:list-header>
                <text:p><text:span text:style-name="T5">These will result in an error!</text:span></text:p>
                <text:p><text:span text:style-name="T5"/></text:p>
                <text:p><text:span text:style-name="T5">a) Person a = new Student();</text:span></text:p>
                <text:p><text:span text:style-name="T7">b) Person b = new Person();</text:span></text:p>
                <text:p><text:span text:style-name="T5">c) Student c = new UnderGrad();</text:span></text:p>
                <text:p><text:span text:style-name="T8">d) Student d = new Person();</text:span></text:p>
                <text:p><text:span text:style-name="T8">e) GradStudent e = new Student();</text:span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4" draw:text-style-name="P7" draw:layer="layout" svg:width="22.86cm" svg:height="2.665cm" svg:x="3.175cm" svg:y="16.51cm">
          <draw:text-box>
            <text:p><text:span text:style-name="T3">The variable's type must be at the same level or higher up the tree than the object it contains</text:span></text:p>
          </draw:text-box>
        </draw:frame>
        <draw:frame draw:style-name="gr11" draw:text-style-name="P10" draw:layer="layout" svg:width="27.305cm" svg:height="4.387cm" svg:x="0.637cm" svg:y="0.637cm">
          <draw:text-box>
            <text:p text:style-name="P9"><text:span text:style-name="T1">Subclass Obje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5" draw:text-style-name="P10" draw:layer="layout" svg:width="27.305cm" svg:height="4.387cm" svg:x="0.637cm" svg:y="0.637cm">
          <draw:text-box>
            <text:p text:style-name="P3"><text:span text:style-name="T1">Subclass Objects</text:span></text:p>
          </draw:text-box>
        </draw:frame>
        <draw:frame draw:style-name="gr16" draw:text-style-name="P7" draw:layer="layout" svg:width="22.86cm" svg:height="1.458cm" svg:x="3.175cm" svg:y="5.715cm">
          <draw:text-box>
            <text:p><text:span text:style-name="T3">Why might you want to do this?</text:span></text:p>
          </draw:text-box>
        </draw:frame>
        <draw:frame draw:style-name="gr17" draw:text-style-name="P11" draw:layer="layout" svg:width="22.86cm" svg:height="7.163cm" svg:x="3.175cm" svg:y="8.255cm">
          <draw:text-box>
            <text:p><text:span text:style-name="T5">Person[] people = new Person[10];</text:span></text:p>
            <text:p><text:span text:style-name="T5"/></text:p>
            <text:p><text:span text:style-name="T5">People[0] = new Student();</text:span></text:p>
            <text:p><text:span text:style-name="T5">People[1] = new UnderGrad();</text:span></text:p>
            <text:p><text:span text:style-name="T5">People[2] = new GradStudent();</text:span></text:p>
            <text:p><text:span text:style-name="T5">People[3] = new Person();</text:span></text:p>
          </draw:text-box>
        </draw:frame>
        <draw:frame draw:style-name="gr18" draw:text-style-name="P7" draw:layer="layout" svg:width="22.86cm" svg:height="3.872cm" svg:x="3.175cm" svg:y="16.448cm">
          <draw:text-box>
            <text:p><text:span text:style-name="T3">This flexibility causes all sorts of ambiguous problems that are solved by Overriding, Polymorphism, Dynamic Binding, the SUPER keyword, and Downcast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5" draw:text-style-name="P10" draw:layer="layout" svg:width="27.305cm" svg:height="4.387cm" svg:x="0.635cm" svg:y="0.635cm">
          <draw:text-box>
            <text:p text:style-name="P9"><text:span text:style-name="T1">Overriding</text:span></text:p>
          </draw:text-box>
        </draw:frame>
        <draw:frame draw:style-name="gr19" draw:text-style-name="P7" draw:layer="layout" svg:width="22.86cm" svg:height="11.114cm" svg:x="3.175cm" svg:y="5.715cm">
          <draw:text-box>
            <text:list text:style-name="L1">
              <text:list-item>
                <text:p text:style-name="P6"><text:span text:style-name="T3"><text:s/></text:span><text:span text:style-name="T3">When a subclass has a method that is the same name as a method in its super class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You can override private or public methods, but private methods must remain private.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You cannot override static methods.</text:span></text:p>
                <text:p text:style-name="P6"><text:span text:style-name="T3"><text:s/></text:span></text:p>
              </text:list-item>
              <text:list-item>
                <text:p text:style-name="P6"><text:span text:style-name="T3"><text:s/></text:span><text:span text:style-name="T3">What method is being overridden in our example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5" draw:text-style-name="P10" draw:layer="layout" svg:width="27.305cm" svg:height="4.387cm" svg:x="0.635cm" svg:y="0.635cm">
          <draw:text-box>
            <text:p text:style-name="P3"><text:span text:style-name="T1">Polymorphism</text:span></text:p>
          </draw:text-box>
        </draw:frame>
        <draw:frame draw:style-name="gr20" draw:text-style-name="P11" draw:layer="layout" svg:width="22.225cm" svg:height="15.392cm" svg:x="3.81cm" svg:y="5.715cm">
          <draw:text-box>
            <text:p><text:span text:style-name="T3">Polymorphism describes the mechanism Java uses to chose which overridden method to call. <text:s/></text:span></text:p>
            <text:p><text:span text:style-name="T5"/></text:p>
            <text:p><text:span text:style-name="T5">Student a = new Student();</text:span></text:p>
            <text:p><text:span text:style-name="T5">Student b = new UnderGrad();</text:span></text:p>
            <text:p><text:span text:style-name="T5">Student c = new GradStudent();</text:span></text:p>
            <text:p><text:span text:style-name="T5"/></text:p>
            <text:p><text:span text:style-name="T3">Which </text:span><text:span text:style-name="T5">calculateGrade()</text:span><text:span text:style-name="T3"> method is called?</text:span></text:p>
            <text:p><text:span text:style-name="T5"/></text:p>
            <text:p><text:span text:style-name="T5">a.calculateGrade();</text:span></text:p>
            <text:p><text:span text:style-name="T5">b.calculateGrade();</text:span></text:p>
            <text:p><text:span text:style-name="T5">c.calculateGrade();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5" draw:text-style-name="P10" draw:layer="layout" svg:width="27.305cm" svg:height="4.387cm" svg:x="0.635cm" svg:y="0.635cm">
          <draw:text-box>
            <text:p text:style-name="P3"><text:span text:style-name="T1">Polymorphism</text:span></text:p>
          </draw:text-box>
        </draw:frame>
        <draw:frame draw:style-name="gr20" draw:text-style-name="P11" draw:layer="layout" svg:width="27.305cm" svg:height="15.392cm" svg:x="0.695cm" svg:y="5.715cm">
          <draw:text-box>
            <text:p><text:span text:style-name="T3">It is based on the type of the actual object, not the type of the variable.</text:span></text:p>
            <text:p><text:span text:style-name="T5"/></text:p>
            <text:p><text:span text:style-name="T5">Student a = new Student();</text:span></text:p>
            <text:p><text:span text:style-name="T5">Student b = new UnderGrad();</text:span></text:p>
            <text:p><text:span text:style-name="T5">Student c = new GradStudent();</text:span></text:p>
            <text:p><text:span text:style-name="T5"/></text:p>
            <text:p><text:span text:style-name="T5">a.calculateGrade(); // uses the Student version</text:span></text:p>
            <text:p><text:span text:style-name="T5">b.calculateGrade(); // uses the UnderGrad version</text:span></text:p>
            <text:p><text:span text:style-name="T5">c.calculateGrade(); // uses the GradStudent vers</text:span></text:p>
            <text:p><text:span text:style-name="T5"/></text:p>
            <text:p><text:span text:style-name="T3">Even though the variables a, b, and c are of type student.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5" draw:text-style-name="P10" draw:layer="layout" svg:width="27.305cm" svg:height="4.387cm" svg:x="0.635cm" svg:y="0.635cm">
          <draw:text-box>
            <text:p text:style-name="P3"><text:span text:style-name="T1">Dynamic Binding</text:span></text:p>
          </draw:text-box>
        </draw:frame>
        <draw:frame draw:style-name="gr21" draw:text-style-name="P11" draw:layer="layout" svg:width="24.705cm" svg:height="8.89cm" svg:x="2.54cm" svg:y="7.62cm">
          <draw:text-box>
            <text:p><text:span text:style-name="T3">Also called “Late Binding”, java determines which overridden method to call at run time rather than at compile time:</text:span></text:p>
            <text:p><text:span text:style-name="T3"/></text:p>
            <text:p><text:span text:style-name="T5">public void calc (Student s) {</text:span></text:p>
            <text:p><text:span text:style-name="T5"><text:tab/></text:span><text:span text:style-name="T5">s.calculateGrade(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5" draw:text-style-name="P10" draw:layer="layout" svg:width="27.305cm" svg:height="4.387cm" svg:x="0.635cm" svg:y="0.635cm">
          <draw:text-box>
            <text:p text:style-name="P3"><text:span text:style-name="T1">Overloading</text:span></text:p>
          </draw:text-box>
        </draw:frame>
        <draw:frame draw:style-name="gr22" draw:text-style-name="P7" draw:layer="layout" svg:width="22.86cm" svg:height="11.114cm" svg:x="3.175cm" svg:y="5.715cm">
          <draw:text-box>
            <text:list text:style-name="L1">
              <text:list-item>
                <text:p><text:span text:style-name="T3"><text:s text:c="2"/></text:span><text:span text:style-name="T3">Don't confuse with Overriding!</text:span></text:p>
                <text:p><text:span text:style-name="T3"/></text:p>
              </text:list-item>
              <text:list-item>
                <text:p><text:span text:style-name="T3"><text:s text:c="2"/></text:span><text:span text:style-name="T3">When two methods in a class have the same name, but different parameter lists.</text:span></text:p>
                <text:p><text:span text:style-name="T3"/></text:p>
              </text:list-item>
              <text:list-item>
                <text:p><text:span text:style-name="T3"><text:s text:c="2"/></text:span><text:span text:style-name="T3">Which method is used is determined at compile time (Static or Early Binding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3" draw:text-style-name="P10" draw:layer="layout" svg:width="27.305cm" svg:height="4.387cm" svg:x="0.635cm" svg:y="0.635cm">
          <draw:text-box>
            <text:p text:style-name="P9"><text:span text:style-name="T1">Static Binding</text:span></text:p>
          </draw:text-box>
        </draw:frame>
        <draw:frame draw:style-name="gr24" draw:text-style-name="P11" draw:layer="layout" svg:width="24.705cm" svg:height="8.89cm" svg:x="2.54cm" svg:y="7.62cm">
          <draw:text-box>
            <text:p text:style-name="P6"><text:span text:style-name="T3">Also called “Early Binding”, java determines which overloaded method to call at compile time rather than at run ti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5" draw:text-style-name="P1" draw:layer="layout" svg:width="26.67cm" svg:height="4.387cm" svg:x="1.905cm" svg:y="0.475cm">
          <draw:text-box>
            <text:p text:style-name="P5"><text:span text:style-name="T1">SUPER Keyword</text:span></text:p>
          </draw:text-box>
        </draw:frame>
        <draw:frame draw:style-name="gr25" draw:text-style-name="P7" draw:layer="layout" svg:width="22.86cm" svg:height="13.473cm" svg:x="2.54cm" svg:y="5.715cm">
          <draw:text-box>
            <text:list text:style-name="L1">
              <text:list-item>
                <text:p text:style-name="P6"><text:span text:style-name="T3"><text:s/></text:span><text:span text:style-name="T3">When you want to refer to a class's super class, you can use the super keyword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To call a super class's constructor you use it like: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5">super();</text:span><text:span text:style-name="T3"> <text:s/>or <text:s text:c="2"/></text:span><text:span text:style-name="T5">super(x, y, z);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6"><text:span text:style-name="T3"><text:s/></text:span><text:span text:style-name="T9">Nothing can precede this code!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To call methods specifically from the super class (mostly used to differentiate overridden methods), you can use it like this: <text:s text:c="4"/>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super.calculateGrade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5" draw:text-style-name="P1" draw:layer="layout" svg:width="26.67cm" svg:height="4.387cm" svg:x="1.905cm" svg:y="0.475cm">
          <draw:text-box>
            <text:p><text:span text:style-name="T1">SUPER Keyword</text:span></text:p>
          </draw:text-box>
        </draw:frame>
        <draw:frame draw:style-name="gr10" draw:text-style-name="P7" draw:layer="layout" svg:width="22.86cm" svg:height="5.903cm" svg:x="2.54cm" svg:y="5.715cm">
          <draw:text-box>
            <text:list text:style-name="L1">
              <text:list-item>
                <text:p><text:span text:style-name="T3"><text:s/></text:span><text:span text:style-name="T3">An overridden method that uses the super keyword is said to be “partially overridden.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5" draw:text-style-name="P10" draw:layer="layout" svg:width="27.305cm" svg:height="4.387cm" svg:x="0.635cm" svg:y="0.635cm">
          <draw:text-box>
            <text:p text:style-name="P3"><text:span text:style-name="T1">Downcasting</text:span></text:p>
          </draw:text-box>
        </draw:frame>
        <draw:frame draw:style-name="gr10" draw:text-style-name="P7" draw:layer="layout" svg:width="22.86cm" svg:height="5.903cm" svg:x="3.175cm" svg:y="4.715cm">
          <draw:text-box>
            <text:list text:style-name="L1">
              <text:list-header>
                <text:p><text:span text:style-name="T3">Consider when you call non-overriden methods in a polymorphic situation:</text:span></text:p>
              </text:list-header>
            </text:list>
          </draw:text-box>
        </draw:frame>
        <draw:frame draw:style-name="gr26" draw:text-style-name="P11" draw:layer="layout" svg:width="22.86cm" svg:height="6.011cm" svg:x="2.54cm" svg:y="8.476cm">
          <draw:text-box>
            <text:p><text:span text:style-name="T5">Student s = new GradStudent();</text:span></text:p>
            <text:p><text:span text:style-name="T5">GradStudent g = new GradStudent();</text:span></text:p>
            <text:p><text:span text:style-name="T5"/></text:p>
            <text:p><text:span text:style-name="T5">int ID1 = s.getID(); <text:s text:c="2"/>//Compiler error</text:span></text:p>
            <text:p><text:span text:style-name="T5">int ID2 = g.getID(); <text:s text:c="2"/>//Legal</text:span></text:p>
          </draw:text-box>
        </draw:frame>
        <draw:rect draw:style-name="gr27" draw:text-style-name="P12" draw:layer="layout" svg:width="24.13cm" svg:height="6.985cm" svg:x="1.905cm" svg:y="7.62cm">
          <text:p/>
        </draw:rect>
        <draw:frame draw:style-name="gr28" draw:text-style-name="P11" draw:layer="layout" svg:width="24.13cm" svg:height="1.403cm" svg:x="1.905cm" svg:y="15.875cm">
          <draw:text-box>
            <text:p><text:span text:style-name="T5">But what if you wanted the ID of 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5" draw:text-style-name="P10" draw:layer="layout" svg:width="27.305cm" svg:height="4.387cm" svg:x="0.635cm" svg:y="0.635cm">
          <draw:text-box>
            <text:p text:style-name="P3"><text:span text:style-name="T1">Downcasting</text:span></text:p>
          </draw:text-box>
        </draw:frame>
        <draw:frame draw:style-name="gr10" draw:text-style-name="P7" draw:layer="layout" svg:width="24.13cm" svg:height="5.903cm" svg:x="1.905cm" svg:y="5.715cm">
          <draw:text-box>
            <text:list text:style-name="L1">
              <text:list-header>
                <text:p><text:span text:style-name="T3">Downcast! <text:s/>This means casting down the tree (casting a superclass to a subclass).</text:span></text:p>
              </text:list-header>
            </text:list>
          </draw:text-box>
        </draw:frame>
        <draw:frame draw:style-name="gr29" draw:text-style-name="P11" draw:layer="layout" svg:width="22.86cm" svg:height="4.859cm" svg:x="2.54cm" svg:y="11.016cm">
          <draw:text-box>
            <text:p><text:span text:style-name="T5">Student s = new GradStudent();</text:span></text:p>
            <text:p><text:span text:style-name="T5"/></text:p>
            <text:p><text:span text:style-name="T5">int ID1 = </text:span><text:span text:style-name="T8">((GradStudent) s)</text:span><text:span text:style-name="T5">.getID();</text:span></text:p>
            <text:p><text:span text:style-name="T5"/></text:p>
          </draw:text-box>
        </draw:frame>
        <draw:rect draw:style-name="gr27" draw:text-style-name="P12" draw:layer="layout" svg:width="24.13cm" svg:height="5.848cm" svg:x="1.905cm" svg:y="10.16cm">
          <text:p/>
        </draw:rect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5" draw:text-style-name="P1" draw:layer="layout" svg:width="23.495cm" svg:height="4.387cm" svg:x="1.905cm" svg:y="0.475cm">
          <draw:text-box>
            <text:p text:style-name="P3"><text:span text:style-name="T1">Abstract Classes</text:span></text:p>
          </draw:text-box>
        </draw:frame>
        <draw:frame draw:style-name="gr10" draw:text-style-name="P7" draw:layer="layout" svg:width="22.86cm" svg:height="5.903cm" svg:x="2.54cm" svg:y="5.08cm">
          <draw:text-box>
            <text:list text:style-name="L1">
              <text:list-header>
                <text:p><text:span text:style-name="T3">A class that can't be instantiated – it is just there to share code through inheritance. <text:s/>You can extended it though, which is its only purpose.</text:span></text:p>
                <text:p><text:span text:style-name="T3"/></text:p>
              </text:list-header>
            </text:list>
          </draw:text-box>
        </draw:frame>
        <draw:frame draw:style-name="gr30" draw:text-style-name="P11" draw:layer="layout" svg:width="22.86cm" svg:height="9.467cm" svg:x="2.54cm" svg:y="10.248cm">
          <draw:text-box>
            <text:p><text:span text:style-name="T5">public abstract class Student {</text:span></text:p>
            <text:p><text:span text:style-name="T5"><text:tab/></text:span></text:p>
            <text:p><text:span text:style-name="T5">}</text:span></text:p>
            <text:p><text:span text:style-name="T5"/></text:p>
            <text:p><text:span text:style-name="T5"/></text:p>
            <text:list text:style-name="L1">
              <text:list-header>
                <text:p><text:span text:style-name="T5">Student a = new UnderGrad();</text:span></text:p>
                <text:p><text:span text:style-name="T5">Student b = new GradStudent();</text:span></text:p>
                <text:p><text:span text:style-name="T5">Student c = new Student(); <text:s text:c="4"/>// fails</text:span></text:p>
              </text:list-header>
            </text:list>
          </draw:text-box>
        </draw:frame>
        <draw:rect draw:style-name="gr27" draw:text-style-name="P12" draw:layer="layout" svg:width="24.13cm" svg:height="5.213cm" svg:x="1.905cm" svg:y="10.027cm">
          <text:p/>
        </draw:rect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5" draw:text-style-name="P13" draw:layer="layout" svg:width="23.495cm" svg:height="4.387cm" svg:x="1.905cm" svg:y="0.475cm">
          <draw:text-box>
            <text:p text:style-name="P3"><text:span text:style-name="T1">Abstract Classes</text:span></text:p>
          </draw:text-box>
        </draw:frame>
        <draw:frame draw:style-name="gr10" draw:text-style-name="P7" draw:layer="layout" svg:width="22.86cm" svg:height="5.903cm" svg:x="2.54cm" svg:y="5.08cm">
          <draw:text-box>
            <text:list text:style-name="L1">
              <text:list-header>
                <text:p><text:span text:style-name="T3">Even though they cannot be instantiated, Abstract classes can have constructors! <text:s text:c="2"/>These are used entirely for the purpose of inheritance, in case a subclass wants to use it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Arial2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n Pelletier</meta:initial-creator>
    <meta:creation-date>2012-04-18T19:30:51.52</meta:creation-date>
    <meta:editing-duration>PT9H11M46S</meta:editing-duration>
    <meta:editing-cycles>50</meta:editing-cycles>
    <dc:date>2016-03-31T15:35:22.796000000</dc:date>
    <meta:generator>LibreOffice/5.0.3.2$Windows_x86 LibreOffice_project/e5f16313668ac592c1bfb310f4390624e3dbfb75</meta:generator>
    <meta:document-statistic meta:object-count="121"/>
  </office:meta>
</office:document-meta>
</file>